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6.49pt"/>
    </style:style>
    <style:style style:name="co2" style:family="table-column">
      <style:table-column-properties fo:break-before="auto" style:column-width="235.76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63.5pt"/>
    </style:style>
    <style:style style:name="co5" style:family="table-column">
      <style:table-column-properties fo:break-before="auto" style:column-width="2.41pt"/>
    </style:style>
    <style:style style:name="co6" style:family="table-column">
      <style:table-column-properties fo:break-before="auto" style:column-width="145.19pt"/>
    </style:style>
    <style:style style:name="co7" style:family="table-column">
      <style:table-column-properties fo:break-before="auto" style:column-width="100.74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9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1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2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3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4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T1" style:family="text">
      <style:text-properties style:font-name="Open Sans" style:font-style-complex="normal" style:font-style-asian="normal" style:font-weight-complex="bold" style:font-weight-asian="bold" style:font-size-complex="11pt" style:font-size-asian="11pt" style:font-name-complex="Open Sans" fo:color="#666666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Open Sans" style:font-style-complex="normal" style:font-style-asian="normal" style:font-size-complex="11pt" style:font-size-asian="11pt" style:font-name-complex="Open Sans" fo:color="#666666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0" table:default-cell-style-name="Default"/>
        <table:table-row table:style-name="ro1">
          <table:table-cell table:style-name="ce1" table:number-columns-repeated="2"/>
          <table:table-cell table:style-name="ce19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15" office:value-type="string" calcext:value-type="string" table:number-columns-spanned="2" table:number-rows-spanned="1">
            <text:p>Rúbrica general pasos reto</text:p>
          </table:table-cell>
          <table:covered-table-cell table:style-name="ce20"/>
          <table:table-cell table:style-name="ce18" office:value-type="string" calcext:value-type="string" table:number-columns-spanned="9" table:number-rows-spanned="1">
            <text:p><text:span text:style-name="T1">IMPORTANTE</text:span><text:span text:style-name="T2">: la puntuación obtenida en esta rúbrica aplica a nivel de equipo.</text:span></text:p>
          </table:table-cell>
          <table:covered-table-cell table:number-columns-repeated="7" table:style-name="ce22"/>
          <table:covered-table-cell table:style-name="ce20"/>
          <table:table-cell table:number-columns-repeated="1012"/>
        </table:table-row>
        <table:table-row table:style-name="ro1">
          <table:table-cell table:style-name="ce3"/>
          <table:table-cell table:style-name="ce7" office:value-type="string" calcext:value-type="string">
            <text:p>Contrato equipo (5%)</text:p>
          </table:table-cell>
          <table:table-cell table:style-name="ce21" office:value-type="string" calcext:value-type="string">
            <text:p>Parámetros (5%)</text:p>
          </table:table-cell>
          <table:table-cell table:style-name="ce9" office:value-type="string" calcext:value-type="string">
            <text:p>Propuesta (15%)</text:p>
          </table:table-cell>
          <table:table-cell table:style-name="ce10" office:value-type="string" calcext:value-type="string">
            <text:p>Planificación (15%)</text:p>
          </table:table-cell>
          <table:table-cell table:style-name="ce11" office:value-type="string" calcext:value-type="string">
            <text:p>Documentación Aspecto (15%)</text:p>
          </table:table-cell>
          <table:table-cell table:style-name="ce12" office:value-type="string" calcext:value-type="string">
            <text:p>Documentación Lenguaje (15%)</text:p>
          </table:table-cell>
          <table:table-cell table:style-name="ce10" office:value-type="string" calcext:value-type="string">
            <text:p>Exposición Nota 1 (5%)</text:p>
          </table:table-cell>
          <table:table-cell table:style-name="ce13" office:value-type="string" calcext:value-type="string">
            <text:p>Exposición Nota 2 (10%)</text:p>
          </table:table-cell>
          <table:table-cell table:style-name="ce14" office:value-type="string" calcext:value-type="string">
            <text:p>Exposición Nota 3 (15%)</text:p>
          </table:table-cell>
          <table:table-cell table:style-name="ce25" office:value-type="string" calcext:value-type="string">
            <text:p>Nota general (100%)</text:p>
          </table:table-cell>
          <table:table-cell/>
          <table:table-cell table:style-name="ce27" table:number-columns-repeated="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Alumno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quipo "Los mejores"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7" table:style-name="ce5" office:value-type="float" office:value="5" calcext:value-type="float">
            <text:p>5</text:p>
          </table:table-cell>
          <table:table-cell table:style-name="ce26" table:formula="of:=[.B6]*0.05+[.C6]*0.05+[.D6]*0.15+[.E6]*0.15+[.F6]*0.15+[.G6]*0.15+[.H6]*0.05+[.I6]*0.1+[.J6]*0.15" office:value-type="float" office:value="5.25" calcext:value-type="float">
            <text:p>5.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quipo "Super cracks!"</text:p>
          </table:table-cell>
          <table:table-cell table:style-name="ce6" table:number-columns-repeated="9"/>
          <table:table-cell table:style-name="ce26" table:formula="of:=[.B7]*0.05+[.C7]*0.05+[.D7]*0.15+[.E7]*0.15+[.F7]*0.15+[.G7]*0.15+[.H7]*0.05+[.I7]*0.1+[.J7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8]*0.05+[.C8]*0.05+[.D8]*0.15+[.E8]*0.15+[.F8]*0.15+[.G8]*0.15+[.H8]*0.05+[.I8]*0.1+[.J8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9]*0.05+[.C9]*0.05+[.D9]*0.15+[.E9]*0.15+[.F9]*0.15+[.G9]*0.15+[.H9]*0.05+[.I9]*0.1+[.J9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0]*0.05+[.C10]*0.05+[.D10]*0.15+[.E10]*0.15+[.F10]*0.15+[.G10]*0.15+[.H10]*0.05+[.I10]*0.1+[.J10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1]*0.05+[.C11]*0.05+[.D11]*0.15+[.E11]*0.15+[.F11]*0.15+[.G11]*0.15+[.H11]*0.05+[.I11]*0.1+[.J11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2]*0.05+[.C12]*0.05+[.D12]*0.15+[.E12]*0.15+[.F12]*0.15+[.G12]*0.15+[.H12]*0.05+[.I12]*0.1+[.J12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3]*0.05+[.C13]*0.05+[.D13]*0.15+[.E13]*0.15+[.F13]*0.15+[.G13]*0.15+[.H13]*0.05+[.I13]*0.1+[.J13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4]*0.05+[.C14]*0.05+[.D14]*0.15+[.E14]*0.15+[.F14]*0.15+[.G14]*0.15+[.H14]*0.05+[.I14]*0.1+[.J14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5]*0.05+[.C15]*0.05+[.D15]*0.15+[.E15]*0.15+[.F15]*0.15+[.G15]*0.15+[.H15]*0.05+[.I15]*0.1+[.J15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6]*0.05+[.C16]*0.05+[.D16]*0.15+[.E16]*0.15+[.F16]*0.15+[.G16]*0.15+[.H16]*0.05+[.I16]*0.1+[.J16]*0.15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table:number-columns-repeated="10"/>
          <table:table-cell table:style-name="ce26" table:formula="of:=[.B17]*0.05+[.C17]*0.05+[.D17]*0.15+[.E17]*0.15+[.F17]*0.15+[.G17]*0.15+[.H17]*0.05+[.I17]*0.1+[.J17]*0.15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6" table:number-columns-repeated="12"/>
          <table:table-cell table:number-columns-repeated="1011"/>
        </table:table-row>
        <table:table-row table:style-name="ro1"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7,5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2,5</text:p>
          </table:table-cell>
          <table:table-cell table:style-name="ce17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011"/>
        </table:table-row>
        <table:table-row table:style-name="ro1">
          <table:table-cell table:style-name="ce7" office:value-type="string" calcext:value-type="string">
            <text:p>Contrato equipo (5%)</text:p>
          </table:table-cell>
          <table:table-cell table:style-name="ce18" office:value-type="string" calcext:value-type="string">
            <text:p>Explica claramente a qué se comprometen todos los miembros del equipo.</text:p>
          </table:table-cell>
          <table:table-cell table:style-name="ce18" office:value-type="string" calcext:value-type="string">
            <text:p>Las tareas a realizar por uno de los miembros no están bien explicadas.</text:p>
          </table:table-cell>
          <table:table-cell table:style-name="ce18" office:value-type="string" calcext:value-type="string">
            <text:p><text:s/>Las tareas a realizar por dos (o más) miembros del grupo están bien repartidas, pero no están bien explicadas.</text:p>
          </table:table-cell>
          <table:table-cell table:style-name="ce18" office:value-type="string" calcext:value-type="string">
            <text:p>Las tareas a realizar por dos (o más) miembros del grupo no están bien repartidas, y, además, no están bien explicadas.</text:p>
          </table:table-cell>
          <table:table-cell table:style-name="ce18" office:value-type="string" calcext:value-type="string">
            <text:p>Contrato no realizado.</text:p>
          </table:table-cell>
          <table:table-cell table:style-name="ce24" table:number-columns-repeated="5"/>
          <table:table-cell/>
          <table:table-cell table:style-name="ce24"/>
          <table:table-cell table:number-columns-repeated="1011"/>
        </table:table-row>
        <table:table-row table:style-name="ro1">
          <table:table-cell table:style-name="ce8" office:value-type="string" calcext:value-type="string">
            <text:p>Parámetros (5%)</text:p>
          </table:table-cell>
          <table:table-cell table:style-name="ce18" office:value-type="string" calcext:value-type="string">
            <text:p>Han definido de forma muy completa los parámetros (según lo previsto por los profesores). <text:s/></text:p>
          </table:table-cell>
          <table:table-cell table:style-name="ce18" office:value-type="string" calcext:value-type="string">
            <text:p>Han definido de forma completa, con ligeros errores, los parámetros (según lo previsto por los profesores). <text:s/></text:p>
          </table:table-cell>
          <table:table-cell table:style-name="ce18" office:value-type="string" calcext:value-type="string">
            <text:p>Han definido de forma aceptable los parámetros (según lo previsto por los profesores). <text:s/></text:p>
          </table:table-cell>
          <table:table-cell table:style-name="ce18" office:value-type="string" calcext:value-type="string">
            <text:p>Han definido con errores importantes los parámetros (según lo previsto por los profesores). <text:s/></text:p>
          </table:table-cell>
          <table:table-cell table:style-name="ce18" office:value-type="string" calcext:value-type="string">
            <text:p>Han definido con errores graves los parámetros (según lo previsto por los profesores). <text:s/></text:p>
          </table:table-cell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9" office:value-type="string" calcext:value-type="string">
            <text:p>Propuesta (10%)</text:p>
          </table:table-cell>
          <table:table-cell table:style-name="ce18" office:value-type="string" calcext:value-type="string">
            <text:p>Se ha definido correctamente una propuesta que explica bien:</text:p>
            <text:p>qué se va a hacer, cómo se va a hacer y qué van a necesitar.</text:p>
          </table:table-cell>
          <table:table-cell table:style-name="ce18" office:value-type="string" calcext:value-type="string">
            <text:p><text:s/>Se ha definido correctamente la propuesta, pero sólo explica bien dos de los aspectos anteriormente indicados. </text:p>
          </table:table-cell>
          <table:table-cell table:style-name="ce18" office:value-type="string" calcext:value-type="string">
            <text:p>Se ha definido correctamente la propuesta, pero sólo explica bien uno de los aspectos anteriormente indicados. </text:p>
          </table:table-cell>
          <table:table-cell table:style-name="ce18" office:value-type="string" calcext:value-type="string">
            <text:p>La propuesta recoge todos los aspectos indicados, pero ninguno está bien explicado.</text:p>
          </table:table-cell>
          <table:table-cell table:style-name="ce18" office:value-type="string" calcext:value-type="string">
            <text:p>La propuesta no recoge todos los aspectos indicados.</text:p>
          </table:table-cell>
          <table:table-cell table:style-name="ce24" table:number-columns-repeated="7"/>
          <table:table-cell table:number-columns-repeated="1011"/>
        </table:table-row>
        <table:table-row table:style-name="ro1">
          <table:table-cell table:style-name="ce10" office:value-type="string" calcext:value-type="string">
            <text:p>Planificación (10%)</text:p>
          </table:table-cell>
          <table:table-cell table:style-name="ce18" office:value-type="string" calcext:value-type="string">
            <text:p>Han hecho una buena planificación, indicando claramente qué van a hacer en cada día. Además, han hecho un buen cronograma de aspecto gráfico. </text:p>
          </table:table-cell>
          <table:table-cell table:style-name="ce18" office:value-type="string" calcext:value-type="string">
            <text:p>Han hecho una buena planificación, indicando claramente qué van a hacer en cada día, pero no han hecho un buen cronograma de aspecto gráfico. </text:p>
          </table:table-cell>
          <table:table-cell table:style-name="ce18" office:value-type="string" calcext:value-type="string">
            <text:p>Han hecho una buena planificación, pero no han indicado claramente qué harán cada día. No han hecho un buen cronograma de aspecto gráfico. </text:p>
          </table:table-cell>
          <table:table-cell table:style-name="ce18" office:value-type="string" calcext:value-type="string">
            <text:p>La planificación es muy simple, muy poco detallada. Han hecho un buen cronograma de aspecto gráfico.</text:p>
          </table:table-cell>
          <table:table-cell table:style-name="ce18" office:value-type="string" calcext:value-type="string">
            <text:p>La planificación es muy simple, muy poco detallada. No han hecho un buen cronograma de aspecto gráfico. 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Documentación Aspecto (15%)</text:p>
          </table:table-cell>
          <table:table-cell table:style-name="ce18" office:value-type="string" calcext:value-type="string">
            <text:p><text:s/>Cuida bien estos tres aspectos: es formal, es corporativa y está bien ordenada. <text:s/></text:p>
          </table:table-cell>
          <table:table-cell table:style-name="ce18" office:value-type="string" calcext:value-type="string">
            <text:p>NO APLICABLE.</text:p>
          </table:table-cell>
          <table:table-cell table:style-name="ce18" office:value-type="string" calcext:value-type="string">
            <text:p>No cuida bien uno de los tres aspectos anteriores.</text:p>
            <text:p/>
          </table:table-cell>
          <table:table-cell table:style-name="ce18" office:value-type="string" calcext:value-type="string">
            <text:p>No cuida bien dos de los tres aspectos anteriores.</text:p>
            <text:p/>
          </table:table-cell>
          <table:table-cell table:style-name="ce18" office:value-type="string" calcext:value-type="string">
            <text:p>No cuida ninguno de los tres aspectos anteriores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Documentación Lenguaje (15%)</text:p>
          </table:table-cell>
          <table:table-cell table:style-name="ce18" office:value-type="string" calcext:value-type="string">
            <text:p>No tiene errores ortográficos o gramaticales. Las frases son fáciles de entender. Tomado en su conjunto, la redacción del documento es coherente. <text:s text:c="2"/></text:p>
          </table:table-cell>
          <table:table-cell table:style-name="ce18" office:value-type="string" calcext:value-type="string">
            <text:p>Las frases son fáciles de entender. Tomada en su conjunto, la redacción del documento es coherente. Tiene pocos errores ortográficos o gramaticales. <text:s text:c="3"/></text:p>
          </table:table-cell>
          <table:table-cell table:style-name="ce18" office:value-type="string" calcext:value-type="string">
            <text:p>Las frases son fáciles de entender. Tomada en su conjunto, la redacción del documento es coherente. Tiene bastantes errores ortográficos o gramaticales.</text:p>
          </table:table-cell>
          <table:table-cell table:style-name="ce18" office:value-type="string" calcext:value-type="string">
            <text:p>Las frases no son fáciles de entender. Tomada en su conjunto, la redacción del documento es coherente.</text:p>
            <text:p/>
          </table:table-cell>
          <table:table-cell table:style-name="ce18" office:value-type="string" calcext:value-type="string">
            <text:p>Tomada en su conjunto, la redacción del documento no es coherente.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Exposición Nota 1 (5%)</text:p>
          </table:table-cell>
          <table:table-cell table:style-name="ce18" office:value-type="string" calcext:value-type="string">
            <text:p>Incluye referencias profundas al trabajo en equipo y al aprendizaje. Han dado una opinión rica sobre de la dinámica. </text:p>
          </table:table-cell>
          <table:table-cell table:style-name="ce18" office:value-type="string" calcext:value-type="string">
            <text:p>No han explicado bien uno de los tres aspectos anteriores.</text:p>
          </table:table-cell>
          <table:table-cell table:style-name="ce18" office:value-type="string" calcext:value-type="string">
            <text:p>NO APLICABLE</text:p>
          </table:table-cell>
          <table:table-cell table:style-name="ce18" office:value-type="string" calcext:value-type="string">
            <text:p>No han explicado bien dos de los tres aspectos anteriores.</text:p>
          </table:table-cell>
          <table:table-cell table:style-name="ce18" office:value-type="string" calcext:value-type="string">
            <text:p>No han explicado bien ninguno de los tres aspectos anteriores.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Exposición Nota 2 (10%)</text:p>
          </table:table-cell>
          <table:table-cell table:style-name="ce18" office:value-type="string" calcext:value-type="string">
            <text:p>El orden ha sido correcto y todos los componentes del grupo han tomado parte. </text:p>
          </table:table-cell>
          <table:table-cell table:style-name="ce18" office:value-type="string" calcext:value-type="string">
            <text:p>El orden ha sido correcto, pero un componente ha hablado muy poco. </text:p>
          </table:table-cell>
          <table:table-cell table:style-name="ce18" office:value-type="string" calcext:value-type="string">
            <text:p>El orden ha sido correcto, pero más de un componente ha hablado poco. </text:p>
          </table:table-cell>
          <table:table-cell table:style-name="ce18" office:value-type="string" calcext:value-type="string">
            <text:p>Un apartado de la presentación no ha estado bien ordenado.</text:p>
          </table:table-cell>
          <table:table-cell table:style-name="ce18" office:value-type="string" calcext:value-type="string">
            <text:p>No ha habido orden en varios apartados de la presentación. 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Exposición Nota 3 (10%)</text:p>
          </table:table-cell>
          <table:table-cell table:style-name="ce18" office:value-type="string" calcext:value-type="string">
            <text:p>Ha sido muy interesante, y la han presentado con seriedad. </text:p>
          </table:table-cell>
          <table:table-cell table:style-name="ce18" office:value-type="string" calcext:value-type="string">
            <text:p>Ha ido interesante, y la han presentado con seriedad. </text:p>
          </table:table-cell>
          <table:table-cell table:style-name="ce18" office:value-type="string" calcext:value-type="string">
            <text:p>Una buena parte de la presentación no ha sido interesante. La han hecho con seriedad.   </text:p>
            <text:p/>
          </table:table-cell>
          <table:table-cell table:style-name="ce18" office:value-type="string" calcext:value-type="string">
            <text:p>La presentación ha sido poco interesante. La han hecho con seriedad. </text:p>
            <text:p/>
          </table:table-cell>
          <table:table-cell table:style-name="ce18" office:value-type="string" calcext:value-type="string">
            <text:p>La presentación no ha sido realizada con seriedad.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" meta:object-count="0"/>
    <meta:generator>LibreOfficeDev/6.0.5.2$Linux_X86_64 LibreOffice_project/</meta:generator>
  </office:meta>
</office:document-meta>
</file>